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8" style:family="paragraph" style:parent-style-name="Preformatted_20_Text">
      <style:paragraph-properties style:writing-mode="lr-tb"/>
    </style:style>
    <style:style style:name="P9" style:family="paragraph" style:parent-style-name="Preformatted_20_Text">
      <style:paragraph-properties fo:margin-top="0in" fo:margin-bottom="0.1965in" style:contextual-spacing="false" style:writing-mode="lr-tb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4. Diagrammes de séquence — Cas d’utilisation clés (Arbre32)</text:h>
      <text:p text:style-name="P1"/>
      <text:h text:style-name="Heading_20_2" text:outline-level="2">4.1 Objectif de la section</text:h>
      <text:p text:style-name="Text_20_body">Les <text:span text:style-name="Strong_20_Emphasis">diagrammes de séquence</text:span> décrivent <text:span text:style-name="Strong_20_Emphasis">le déroulement temporel</text:span> d’un cas d’utilisation :</text:p>
      <text:list text:style-name="L1">
        <text:list-item>
          <text:p text:style-name="P2"><text:span text:style-name="Strong_20_Emphasis">qui parle à qui</text:span></text:p>
        </text:list-item>
        <text:list-item>
          <text:p text:style-name="P2"><text:span text:style-name="Strong_20_Emphasis">dans quel ordre</text:span></text:p>
        </text:list-item>
        <text:list-item>
          <text:p text:style-name="P2"><text:span text:style-name="Strong_20_Emphasis">avec quelles décisions</text:span></text:p>
        </text:list-item>
      </text:list>
      <text:p text:style-name="Text_20_body">👉 Ils répondent à la question :</text:p>
      <text:p text:style-name="Quotations"><text:span text:style-name="Emphasis">« Que se passe-t-il exactement, étape par étape ? »</text:span></text:p>
      <text:p text:style-name="Text_20_body">⚠️ Règle importante :</text:p>
      <text:list text:style-name="L2">
        <text:list-item>
          <text:p text:style-name="P3">On reste <text:span text:style-name="Strong_20_Emphasis">logique et fonctionnel</text:span></text:p>
        </text:list-item>
        <text:list-item>
          <text:p text:style-name="P3">On <text:span text:style-name="Strong_20_Emphasis">n’entre pas</text:span> dans les détails techniques (framework, annotations, SQL)</text:p>
        </text:list-item>
      </text:list>
      <text:h text:style-name="Heading_20_2" text:outline-level="2">4.2 Cas d’utilisation retenus</text:h>
      <text:p text:style-name="Text_20_body">Nous détaillons les <text:span text:style-name="Strong_20_Emphasis">scénarios critiques</text:span> du système :</text:p>
      <text:list text:style-name="L3">
        <text:list-item>
          <text:p text:style-name="P4"><text:span text:style-name="Strong_20_Emphasis">Connexion (UC-02)</text:span></text:p>
        </text:list-item>
        <text:list-item>
          <text:p text:style-name="P4"><text:span text:style-name="Strong_20_Emphasis">Création d’une partie (UC-04)</text:span></text:p>
        </text:list-item>
        <text:list-item>
          <text:p text:style-name="P4"><text:span text:style-name="Strong_20_Emphasis">Action de jeu + notification temps réel (UC-08 + UC-09)</text:span></text:p>
        </text:list-item>
      </text:list>
      <text:p text:style-name="Text_20_body">Ces scénarios couvrent :</text:p>
      <text:list text:style-name="L4">
        <text:list-item>
          <text:p text:style-name="P5">sécurité</text:p>
        </text:list-item>
        <text:list-item>
          <text:p text:style-name="P5">logique métier</text:p>
        </text:list-item>
        <text:list-item>
          <text:p text:style-name="P5">temps réel</text:p>
        </text:list-item>
      </text:list>
      <text:h text:style-name="Heading_20_2" text:outline-level="2">4.3 DS-01 — Séquence : Se connecter</text:h>
      <text:h text:style-name="Heading_20_3" text:outline-level="3">Description</text:h>
      <text:p text:style-name="Text_20_body">Le joueur saisit ses identifiants pour accéder au système.</text:p>
      <text:h text:style-name="Heading_20_3" text:outline-level="3">Acteurs / participants</text:h>
      <text:list text:style-name="L5">
        <text:list-item>
          <text:p text:style-name="P6">Joueur</text:p>
        </text:list-item>
        <text:list-item>
          <text:p text:style-name="P6">Interface utilisateur</text:p>
        </text:list-item>
        <text:list-item>
          <text:p text:style-name="P6"><text:soft-page-break/>Système Arbre32</text:p>
        </text:list-item>
        <text:list-item>
          <text:p text:style-name="P6">Service d’authentification</text:p>
        </text:list-item>
        <text:list-item>
          <text:p text:style-name="P6">Base de données</text:p>
        </text:list-item>
      </text:list>
      <text:h text:style-name="Heading_20_3" text:outline-level="3">Diagramme (PlantUML)</text:h>
      <text:p text:style-name="P7"><text:span text:style-name="Source_20_Text">@startuml</text:span></text:p>
      <text:p text:style-name="P8"><text:span text:style-name="Source_20_Text">title DS-01 — Connexion d’un joueur</text:span></text:p>
      <text:p text:style-name="P8"/>
      <text:p text:style-name="P8"><text:span text:style-name="Source_20_Text">actor Joueur</text:span></text:p>
      <text:p text:style-name="P8"><text:span text:style-name="Source_20_Text">participant "Interface utilisateur" as UI</text:span></text:p>
      <text:p text:style-name="P8"><text:span text:style-name="Source_20_Text">participant "Système Arbre32" as System</text:span></text:p>
      <text:p text:style-name="P8"><text:span text:style-name="Source_20_Text">participant "Service Authentification" as Auth</text:span></text:p>
      <text:p text:style-name="P8"><text:span text:style-name="Source_20_Text">database DB</text:span></text:p>
      <text:p text:style-name="P8"/>
      <text:p text:style-name="P8"><text:span text:style-name="Source_20_Text">Joueur -&gt; UI : saisir identifiants</text:span></text:p>
      <text:p text:style-name="P8"><text:span text:style-name="Source_20_Text">UI -&gt; System : demander connexion</text:span></text:p>
      <text:p text:style-name="P8"><text:span text:style-name="Source_20_Text">System -&gt; Auth : vérifier identifiants</text:span></text:p>
      <text:p text:style-name="P8"><text:span text:style-name="Source_20_Text">Auth -&gt; DB : rechercher utilisateur</text:span></text:p>
      <text:p text:style-name="P8"><text:span text:style-name="Source_20_Text">DB --&gt; Auth : données utilisateur</text:span></text:p>
      <text:p text:style-name="P8"><text:span text:style-name="Source_20_Text">Auth --&gt; System : résultat (ok / échec)</text:span></text:p>
      <text:p text:style-name="P8"/>
      <text:p text:style-name="P8"><text:span text:style-name="Source_20_Text">alt Connexion valide</text:span></text:p>
      <text:p text:style-name="P8"><text:span text:style-name="Source_20_Text"><text:s text:c="2"/>System -&gt; UI : session créée</text:span></text:p>
      <text:p text:style-name="P8"><text:span text:style-name="Source_20_Text">else Connexion invalide</text:span></text:p>
      <text:p text:style-name="P8"><text:span text:style-name="Source_20_Text"><text:s text:c="2"/>System -&gt; UI : message d'erreur</text:span></text:p>
      <text:p text:style-name="P8"><text:span text:style-name="Source_20_Text">end</text:span></text:p>
      <text:p text:style-name="P8"/>
      <text:p text:style-name="P9"><text:span text:style-name="Source_20_Text">@enduml</text:span></text:p>
      <text:h text:style-name="Heading_20_3" text:outline-level="3">Points importants</text:h>
      <text:list text:style-name="L6">
        <text:list-item>
          <text:p text:style-name="P10">La base n’est <text:span text:style-name="Strong_20_Emphasis">jamais</text:span> interrogée directement par l’UI</text:p>
        </text:list-item>
        <text:list-item>
          <text:p text:style-name="P10">Le contrôle d’accès est <text:span text:style-name="Strong_20_Emphasis">centralisé</text:span></text:p>
        </text:list-item>
        <text:list-item>
          <text:p text:style-name="P10">Les erreurs sont gérées sans divulguer d’informations sensibles</text:p>
        </text:list-item>
      </text:list>
      <text:h text:style-name="Heading_20_2" text:outline-level="2">4.4 DS-02 — Séquence : Créer une partie</text:h>
      <text:h text:style-name="Heading_20_3" text:outline-level="3">Description</text:h>
      <text:p text:style-name="Text_20_body">Un joueur authentifié crée une nouvelle partie Arbre32.</text:p>
      <text:h text:style-name="Heading_20_3" text:outline-level="3">Participants</text:h>
      <text:list text:style-name="L7">
        <text:list-item>
          <text:p text:style-name="P11">Joueur</text:p>
        </text:list-item>
        <text:list-item>
          <text:p text:style-name="P11">Interface utilisateur</text:p>
        </text:list-item>
        <text:list-item>
          <text:p text:style-name="P11">Système Arbre32</text:p>
        </text:list-item>
        <text:list-item>
          <text:p text:style-name="P11">Gestionnaire de parties</text:p>
        </text:list-item>
        <text:list-item>
          <text:p text:style-name="P11">Base de données</text:p>
        </text:list-item>
      </text:list>
      <text:h text:style-name="Heading_20_3" text:outline-level="3"><text:soft-page-break/>Diagramme (PlantUML)</text:h>
      <text:p text:style-name="P7"><text:span text:style-name="Source_20_Text">@startuml</text:span></text:p>
      <text:p text:style-name="P8"><text:span text:style-name="Source_20_Text">title DS-02 — Création d’une partie</text:span></text:p>
      <text:p text:style-name="P8"/>
      <text:p text:style-name="P8"><text:span text:style-name="Source_20_Text">actor Joueur</text:span></text:p>
      <text:p text:style-name="P8"><text:span text:style-name="Source_20_Text">participant "Interface utilisateur" as UI</text:span></text:p>
      <text:p text:style-name="P8"><text:span text:style-name="Source_20_Text">participant "Système Arbre32" as System</text:span></text:p>
      <text:p text:style-name="P8"><text:span text:style-name="Source_20_Text">participant "Gestionnaire de parties" as GameManager</text:span></text:p>
      <text:p text:style-name="P8"><text:span text:style-name="Source_20_Text">database DB</text:span></text:p>
      <text:p text:style-name="P8"/>
      <text:p text:style-name="P8"><text:span text:style-name="Source_20_Text">Joueur -&gt; UI : demander création partie</text:span></text:p>
      <text:p text:style-name="P8"><text:span text:style-name="Source_20_Text">UI -&gt; System : requête créer partie</text:span></text:p>
      <text:p text:style-name="P8"><text:span text:style-name="Source_20_Text">System -&gt; GameManager : initialiser partie</text:span></text:p>
      <text:p text:style-name="P8"><text:span text:style-name="Source_20_Text">GameManager -&gt; DB : enregistrer partie</text:span></text:p>
      <text:p text:style-name="P8"><text:span text:style-name="Source_20_Text">DB --&gt; GameManager : confirmation</text:span></text:p>
      <text:p text:style-name="P8"><text:span text:style-name="Source_20_Text">GameManager --&gt; System : partie créée</text:span></text:p>
      <text:p text:style-name="P8"><text:span text:style-name="Source_20_Text">System -&gt; UI : identifiant de partie</text:span></text:p>
      <text:p text:style-name="P8"/>
      <text:p text:style-name="P9"><text:span text:style-name="Source_20_Text">@enduml</text:span></text:p>
      <text:h text:style-name="Heading_20_3" text:outline-level="3">Points importants</text:h>
      <text:list text:style-name="L8">
        <text:list-item>
          <text:p text:style-name="P12">La logique de création est <text:span text:style-name="Strong_20_Emphasis">isolée</text:span></text:p>
        </text:list-item>
        <text:list-item>
          <text:p text:style-name="P12">L’état initial est créé <text:span text:style-name="Strong_20_Emphasis">avant</text:span> exposition à l’utilisateur</text:p>
        </text:list-item>
        <text:list-item>
          <text:p text:style-name="P12">Le joueur devient automatiquement participant</text:p>
        </text:list-item>
      </text:list>
      <text:h text:style-name="Heading_20_2" text:outline-level="2">4.5 DS-03 — Séquence : Action de jeu + notification temps réel</text:h>
      <text:h text:style-name="Heading_20_3" text:outline-level="3">Description</text:h>
      <text:p text:style-name="Text_20_body">Un joueur effectue une action (ex. jouer une carte) et les autres joueurs sont notifiés.</text:p>
      <text:h text:style-name="Heading_20_3" text:outline-level="3">Participants</text:h>
      <text:list text:style-name="L9">
        <text:list-item>
          <text:p text:style-name="P13">Joueur actif</text:p>
        </text:list-item>
        <text:list-item>
          <text:p text:style-name="P13">Interface utilisateur</text:p>
        </text:list-item>
        <text:list-item>
          <text:p text:style-name="P13">Système Arbre32</text:p>
        </text:list-item>
        <text:list-item>
          <text:p text:style-name="P13">Moteur de règles</text:p>
        </text:list-item>
        <text:list-item>
          <text:p text:style-name="P13">Gestionnaire d’événements</text:p>
        </text:list-item>
        <text:list-item>
          <text:p text:style-name="P13">Autres joueurs</text:p>
        </text:list-item>
      </text:list>
      <text:h text:style-name="Heading_20_3" text:outline-level="3">Diagramme (PlantUML)</text:h>
      <text:p text:style-name="P7"><text:span text:style-name="Source_20_Text">@startuml</text:span></text:p>
      <text:p text:style-name="P8"><text:span text:style-name="Source_20_Text">title DS-03 — Action de jeu et notification temps réel</text:span></text:p>
      <text:p text:style-name="P8"/>
      <text:p text:style-name="P8"><text:span text:style-name="Source_20_Text">actor "Joueur actif" as Player</text:span></text:p>
      <text:p text:style-name="P8"><text:span text:style-name="Source_20_Text">actor "Autres joueurs" as Others</text:span></text:p>
      <text:p text:style-name="P8"><text:span text:style-name="Source_20_Text">participant "Interface utilisateur" as UI</text:span></text:p>
      <text:p text:style-name="P8"><text:span text:style-name="Source_20_Text">participant "Système Arbre32" as System</text:span></text:p>
      <text:p text:style-name="P8"><text:span text:style-name="Source_20_Text">participant "Moteur de règles" as Rules</text:span></text:p>
      <text:p text:style-name="P8"><text:span text:style-name="Source_20_Text">participant "Gestionnaire d'événements" as Events</text:span></text:p>
      <text:p text:style-name="P8"><text:soft-page-break/></text:p>
      <text:p text:style-name="P8"><text:span text:style-name="Source_20_Text">Player -&gt; UI : effectuer action</text:span></text:p>
      <text:p text:style-name="P8"><text:span text:style-name="Source_20_Text">UI -&gt; System : transmettre action</text:span></text:p>
      <text:p text:style-name="P8"><text:span text:style-name="Source_20_Text">System -&gt; Rules : valider action</text:span></text:p>
      <text:p text:style-name="P8"/>
      <text:p text:style-name="P8"><text:span text:style-name="Source_20_Text">alt Action valide</text:span></text:p>
      <text:p text:style-name="P8"><text:span text:style-name="Source_20_Text"><text:s text:c="2"/>Rules --&gt; System : action acceptée</text:span></text:p>
      <text:p text:style-name="P8"><text:span text:style-name="Source_20_Text"><text:s text:c="2"/>System -&gt; Events : diffuser événement</text:span></text:p>
      <text:p text:style-name="P8"><text:span text:style-name="Source_20_Text"><text:s text:c="2"/>Events -&gt; Others : notification temps réel</text:span></text:p>
      <text:p text:style-name="P8"><text:span text:style-name="Source_20_Text"><text:s text:c="2"/>System -&gt; UI : nouvel état de jeu</text:span></text:p>
      <text:p text:style-name="P8"><text:span text:style-name="Source_20_Text">else Action invalide</text:span></text:p>
      <text:p text:style-name="P8"><text:span text:style-name="Source_20_Text"><text:s text:c="2"/>Rules --&gt; System : action refusée</text:span></text:p>
      <text:p text:style-name="P8"><text:span text:style-name="Source_20_Text"><text:s text:c="2"/>System -&gt; UI : message d’erreur</text:span></text:p>
      <text:p text:style-name="P8"><text:span text:style-name="Source_20_Text">end</text:span></text:p>
      <text:p text:style-name="P8"/>
      <text:p text:style-name="P9"><text:span text:style-name="Source_20_Text">@enduml</text:span></text:p>
      <text:h text:style-name="Heading_20_3" text:outline-level="3">Points importants</text:h>
      <text:list text:style-name="L10">
        <text:list-item>
          <text:p text:style-name="P14">La validation est <text:span text:style-name="Strong_20_Emphasis">obligatoire avant diffusion</text:span></text:p>
        </text:list-item>
        <text:list-item>
          <text:p text:style-name="P14">Le temps réel est <text:span text:style-name="Strong_20_Emphasis">décorrélé</text:span> de la logique métier</text:p>
        </text:list-item>
        <text:list-item>
          <text:p text:style-name="P14">Les autres joueurs ne déclenchent <text:span text:style-name="Strong_20_Emphasis">aucune action directe</text:span></text:p>
        </text:list-item>
      </text:list>
      <text:h text:style-name="Heading_20_2" text:outline-level="2">4.6 Justification académique</text:h>
      <text:list text:style-name="L11">
        <text:list-item>
          <text:p text:style-name="P15">Séparation claire des responsabilités</text:p>
        </text:list-item>
        <text:list-item>
          <text:p text:style-name="P15">Respect des principes SOLID (contrôle, validation, notification distincts)</text:p>
        </text:list-item>
        <text:list-item>
          <text:p text:style-name="P15">Support explicite du <text:span text:style-name="Strong_20_Emphasis">temps réel</text:span></text:p>
        </text:list-item>
        <text:list-item>
          <text:p text:style-name="P15">Diagrammes lisibles sans connaissance technique approfondie</text:p>
        </text:list-item>
      </text:list>
      <text:p text:style-name="Text_20_body">👉 Un patron peut comprendre :</text:p>
      <text:p text:style-name="Quotations"><text:span text:style-name="Emphasis">« Le système vérifie, décide, puis informe tout le monde. »</text:span></text:p>
      <text:h text:style-name="Heading_20_2" text:outline-level="2">4.7 Lien avec la section suivante</text:h>
      <text:p text:style-name="Text_20_body">Les diagrammes de séquence permettent maintenant de :</text:p>
      <text:list text:style-name="L12">
        <text:list-item>
          <text:p text:style-name="P16">identifier les <text:span text:style-name="Strong_20_Emphasis">classes nécessaires</text:span></text:p>
        </text:list-item>
        <text:list-item>
          <text:p text:style-name="P16">structurer la <text:span text:style-name="Strong_20_Emphasis">conception technique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4T12:55:55.300678900</meta:creation-date>
    <dc:date>2025-12-24T13:19:45.077125278</dc:date>
    <meta:editing-duration>PT23M50S</meta:editing-duration>
    <meta:editing-cycles>2</meta:editing-cycles>
    <meta:generator>LibreOffice/25.2.6.2$Linux_X86_64 LibreOffice_project/520$Build-2</meta:generator>
    <meta:document-statistic meta:table-count="0" meta:image-count="0" meta:object-count="0" meta:page-count="4" meta:paragraph-count="129" meta:word-count="654" meta:character-count="4051" meta:non-whitespace-character-count="3551"/>
  </office:meta>
</office:document-meta>
</file>